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435ed" officeooo:paragraph-rsid="001435ed" style:font-weight-asian="bold" style:font-weight-complex="bold"/>
    </style:style>
    <style:style style:name="P2" style:family="paragraph" style:parent-style-name="Standard">
      <style:text-properties style:font-name="Arial" fo:font-weight="bold" officeooo:rsid="001435ed" officeooo:paragraph-rsid="00185a4b" style:font-weight-asian="bold" style:font-weight-complex="bold"/>
    </style:style>
    <style:style style:name="P3" style:family="paragraph" style:parent-style-name="Standard">
      <style:text-properties style:font-name="Arial" fo:font-weight="bold" officeooo:rsid="00418e35" officeooo:paragraph-rsid="00418e35" style:font-weight-asian="bold" style:font-weight-complex="bold"/>
    </style:style>
    <style:style style:name="P4" style:family="paragraph" style:parent-style-name="Standard">
      <style:text-properties style:font-name="Arial" fo:font-weight="bold" officeooo:rsid="002f1fb1" officeooo:paragraph-rsid="003662ff" style:font-weight-asian="bold" style:font-weight-complex="bold"/>
    </style:style>
    <style:style style:name="P5" style:family="paragraph" style:parent-style-name="Standard">
      <style:text-properties style:font-name="Arial" fo:font-weight="bold" officeooo:rsid="004ddab1" officeooo:paragraph-rsid="0051628b" style:font-weight-asian="bold" style:font-weight-complex="bold"/>
    </style:style>
    <style:style style:name="P6" style:family="paragraph" style:parent-style-name="Standard">
      <style:text-properties style:font-name="Arial" fo:font-style="italic" fo:font-weight="normal" officeooo:rsid="001435ed" officeooo:paragraph-rsid="001435ed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font-name="Arial" fo:font-style="italic" fo:font-weight="normal" officeooo:rsid="0018010e" officeooo:paragraph-rsid="00238d64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Arial" fo:font-weight="normal" officeooo:rsid="001435ed" officeooo:paragraph-rsid="001435ed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65fa5" officeooo:paragraph-rsid="00165fa5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8fb3b" officeooo:paragraph-rsid="0018fb3b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18010e" officeooo:paragraph-rsid="0018010e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18010e" officeooo:paragraph-rsid="0018fb3b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35e8c6" officeooo:paragraph-rsid="0035e8c6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35e8c6" officeooo:paragraph-rsid="00532de5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418e35" officeooo:paragraph-rsid="00464d19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50e374" officeooo:paragraph-rsid="0050e374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e8138" officeooo:paragraph-rsid="00406b2a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e8138" officeooo:paragraph-rsid="00406b2a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4305d7" officeooo:paragraph-rsid="004305d7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452a6b" officeooo:paragraph-rsid="00452a6b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29eb0" officeooo:paragraph-rsid="00429eb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29eb0" officeooo:paragraph-rsid="004305d7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429eb0" officeooo:paragraph-rsid="001435e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52a6b" officeooo:paragraph-rsid="00452a6b" style:font-weight-asian="normal" style:font-weight-complex="normal"/>
    </style:style>
    <style:style style:name="P25" style:family="paragraph" style:parent-style-name="Standard">
      <style:text-properties officeooo:rsid="00165fa5" officeooo:paragraph-rsid="00165fa5"/>
    </style:style>
    <style:style style:name="P26" style:family="paragraph" style:parent-style-name="Standard">
      <style:paragraph-properties fo:text-align="start" style:justify-single-word="false"/>
      <style:text-properties fo:color="#ff3333" style:font-name="Arial" style:text-underline-style="none" fo:font-weight="bold" officeooo:rsid="00429eb0" officeooo:paragraph-rsid="004305d7" style:font-weight-asian="bold" style:font-weight-complex="bold"/>
    </style:style>
    <style:style style:name="P27" style:family="paragraph" style:parent-style-name="Standard">
      <style:text-properties fo:color="#ff3333" style:font-name="Arial" fo:font-weight="normal" officeooo:rsid="0049aa90" officeooo:paragraph-rsid="0051628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style:text-underline-style="none" fo:font-weight="bold" officeooo:rsid="00429eb0" officeooo:paragraph-rsid="004305d7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style:text-underline-style="none" fo:font-weight="normal" officeooo:rsid="00452d9a" officeooo:paragraph-rsid="00452d9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style:text-underline-style="none" fo:font-weight="normal" officeooo:rsid="0047bcf5" officeooo:paragraph-rsid="0047bcf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style:text-underline-style="none" fo:font-weight="normal" officeooo:rsid="00458987" officeooo:paragraph-rsid="00452a6b" style:font-weight-asian="normal" style:font-weight-complex="normal"/>
    </style:style>
    <style:style style:name="P32" style:family="paragraph" style:parent-style-name="Standard">
      <style:text-properties fo:color="#000000" style:font-name="Arial" fo:font-weight="bold" officeooo:rsid="00418e35" officeooo:paragraph-rsid="0051628b" style:font-weight-asian="bold" style:font-weight-complex="bold"/>
    </style:style>
    <style:style style:name="P33" style:family="paragraph" style:parent-style-name="Standard">
      <style:text-properties fo:color="#000000" style:font-name="Arial" fo:font-weight="normal" officeooo:rsid="004ddab1" officeooo:paragraph-rsid="0051628b" style:font-weight-asian="normal" style:font-weight-complex="normal"/>
    </style:style>
    <style:style style:name="P34" style:family="paragraph" style:parent-style-name="Standard">
      <style:text-properties fo:color="#009933" style:font-name="Arial" fo:font-weight="normal" officeooo:rsid="0049aa90" officeooo:paragraph-rsid="004d869f" fo:background-color="transparent" style:font-weight-asian="normal" style:font-weight-complex="normal"/>
    </style:style>
    <style:style style:name="P35" style:family="paragraph" style:parent-style-name="Standard">
      <style:text-properties officeooo:rsid="004ddab1" officeooo:paragraph-rsid="0051628b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435ed" officeooo:paragraph-rsid="001435ed" style:font-weight-asian="bold" style:font-weight-complex="bold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65fa5" officeooo:paragraph-rsid="00165fa5" style:font-weight-asian="bold" style:font-weight-complex="bold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435ed" officeooo:paragraph-rsid="001435ed" style:font-weight-asian="normal" style:font-weight-complex="normal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9029c" officeooo:paragraph-rsid="0019029c" style:font-weight-asian="normal" style:font-weight-complex="normal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65fa5" officeooo:paragraph-rsid="00165fa5" style:font-weight-asian="normal" style:font-weight-complex="normal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fo:color="#000000" style:font-name="Arial" fo:font-weight="normal" officeooo:rsid="00418e35" officeooo:paragraph-rsid="0051628b" style:font-weight-asian="normal" style:font-weight-complex="normal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fo:color="#000000" style:font-name="Arial" fo:font-weight="normal" officeooo:rsid="004ddab1" officeooo:paragraph-rsid="0051628b" style:font-weight-asian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Arial" fo:font-weight="bold" officeooo:rsid="001435ed" officeooo:paragraph-rsid="001435ed" style:font-weight-asian="bold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style:font-name="Arial" style:text-underline-style="solid" style:text-underline-width="auto" style:text-underline-color="font-color" fo:font-weight="bold" officeooo:rsid="00418e35" officeooo:paragraph-rsid="001435ed" style:font-weight-asian="bold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style:font-name="Arial" style:text-underline-style="solid" style:text-underline-width="auto" style:text-underline-color="font-color" fo:font-weight="bold" officeooo:rsid="001e8138" officeooo:paragraph-rsid="00406b2a" style:font-weight-asian="bold" style:font-weight-complex="bold"/>
    </style:style>
    <style:style style:name="P46" style:family="paragraph" style:parent-style-name="Standard" style:list-style-name="L1">
      <style:paragraph-properties fo:text-align="start" style:justify-single-word="false"/>
      <style:text-properties officeooo:paragraph-rsid="004305d7"/>
    </style:style>
    <style:style style:name="P47" style:family="paragraph" style:parent-style-name="Standard" style:list-style-name="L2">
      <style:paragraph-properties fo:text-align="start" style:justify-single-word="false"/>
      <style:text-properties fo:color="#000000" style:font-name="Arial" style:text-underline-style="none" fo:font-weight="bold" officeooo:rsid="00452a6b" officeooo:paragraph-rsid="00458987" style:font-weight-asian="bold" style:font-weight-complex="bold"/>
    </style:style>
    <style:style style:name="P48" style:family="paragraph" style:parent-style-name="Standard" style:list-style-name="L2">
      <style:paragraph-properties fo:text-align="start" style:justify-single-word="false"/>
      <style:text-properties fo:color="#000000" style:font-name="Arial" style:text-underline-style="none" fo:font-weight="bold" officeooo:rsid="00429eb0" officeooo:paragraph-rsid="004305d7" style:font-weight-asian="bold" style:font-weight-complex="bold"/>
    </style:style>
    <style:style style:name="P49" style:family="paragraph" style:parent-style-name="Standard" style:list-style-name="L6">
      <style:text-properties fo:color="#000000" style:font-name="Arial" fo:font-weight="normal" officeooo:rsid="0049aa90" officeooo:paragraph-rsid="0049aa90" fo:background-color="transparent" style:font-weight-asian="normal" style:font-weight-complex="normal"/>
    </style:style>
    <style:style style:name="P50" style:family="paragraph" style:parent-style-name="Standard" style:list-style-name="L7">
      <style:text-properties fo:color="#000000" style:font-name="Arial" fo:font-weight="normal" officeooo:rsid="005311fb" officeooo:paragraph-rsid="0051628b" style:font-weight-asian="normal" style:font-weight-complex="normal"/>
    </style:style>
    <style:style style:name="P51" style:family="paragraph" style:parent-style-name="Standard" style:list-style-name="L7">
      <style:text-properties fo:color="#000000" style:font-name="Arial" fo:font-weight="normal" officeooo:rsid="004ddab1" officeooo:paragraph-rsid="0051628b" style:font-weight-asian="normal" style:font-weight-complex="normal"/>
    </style:style>
    <style:style style:name="P52" style:family="paragraph" style:parent-style-name="Standard" style:list-style-name="L8">
      <style:text-properties fo:color="#000000" style:font-name="Arial" fo:font-weight="normal" officeooo:rsid="004ddab1" officeooo:paragraph-rsid="0051628b" style:font-weight-asian="normal" style:font-weight-complex="normal"/>
    </style:style>
    <style:style style:name="P53" style:family="paragraph" style:parent-style-name="Standard" style:list-style-name="L9">
      <style:text-properties fo:color="#000000" style:font-name="Arial" fo:font-weight="normal" officeooo:rsid="004ddab1" officeooo:paragraph-rsid="0051628b" style:font-weight-asian="normal" style:font-weight-complex="normal"/>
    </style:style>
    <style:style style:name="P54" style:family="paragraph" style:parent-style-name="Standard" style:list-style-name="L8">
      <style:text-properties fo:color="#000000" style:font-name="Arial" fo:font-weight="normal" officeooo:rsid="00418e35" officeooo:paragraph-rsid="0051628b" style:font-weight-asian="normal" style:font-weight-complex="normal"/>
    </style:style>
    <style:style style:name="P55" style:family="paragraph" style:parent-style-name="Standard" style:list-style-name="L10">
      <style:text-properties fo:color="#000000" style:font-name="Arial" fo:font-weight="normal" officeooo:rsid="004e025f" officeooo:paragraph-rsid="0051628b" style:font-weight-asian="normal" style:font-weight-complex="normal"/>
    </style:style>
    <style:style style:name="P56" style:family="paragraph" style:parent-style-name="Standard" style:list-style-name="L6">
      <style:text-properties fo:color="#000000" style:font-name="Arial" fo:font-weight="normal" officeooo:rsid="0050505d" officeooo:paragraph-rsid="0054b5fd" style:font-weight-asian="normal" style:font-weight-complex="normal"/>
    </style:style>
    <style:style style:name="P57" style:family="paragraph" style:parent-style-name="Standard" style:list-style-name="L6">
      <style:text-properties fo:color="#000000" style:font-name="Arial" fo:font-weight="bold" officeooo:rsid="00418e35" officeooo:paragraph-rsid="0049aa90" style:font-weight-asian="bold" style:font-weight-complex="bold"/>
    </style:style>
    <style:style style:name="P58" style:family="paragraph" style:parent-style-name="Standard" style:list-style-name="L3">
      <style:text-properties officeooo:paragraph-rsid="003af598"/>
    </style:style>
    <style:style style:name="P59" style:family="paragraph" style:parent-style-name="Standard" style:list-style-name="L3">
      <style:text-properties style:font-name="Arial" fo:font-weight="bold" officeooo:rsid="001435ed" officeooo:paragraph-rsid="003af598" style:font-weight-asian="bold" style:font-weight-complex="bold"/>
    </style:style>
    <style:style style:name="P60" style:family="paragraph" style:parent-style-name="Standard" style:list-style-name="L3">
      <style:text-properties style:font-name="Arial" fo:font-weight="bold" officeooo:rsid="0015ccb5" officeooo:paragraph-rsid="003af598" style:font-weight-asian="bold" style:font-weight-complex="bold"/>
    </style:style>
    <style:style style:name="P61" style:family="paragraph" style:parent-style-name="Standard" style:list-style-name="L4">
      <style:text-properties style:font-name="Arial" fo:font-weight="bold" officeooo:rsid="00165fa5" officeooo:paragraph-rsid="00238d64" style:font-weight-asian="bold" style:font-weight-complex="bold"/>
    </style:style>
    <style:style style:name="P62" style:family="paragraph" style:parent-style-name="Standard" style:list-style-name="L4">
      <style:text-properties style:font-name="Arial" fo:font-weight="bold" officeooo:rsid="00165fa5" officeooo:paragraph-rsid="002420ef" style:font-weight-asian="bold" style:font-weight-complex="bold"/>
    </style:style>
    <style:style style:name="P63" style:family="paragraph" style:parent-style-name="Standard" style:list-style-name="L6">
      <style:text-properties style:font-name="Arial" fo:font-weight="bold" officeooo:rsid="00418e35" officeooo:paragraph-rsid="00418e35" style:font-weight-asian="bold" style:font-weight-complex="bold"/>
    </style:style>
    <style:style style:name="P64" style:family="paragraph" style:parent-style-name="Standard" style:list-style-name="L6">
      <style:text-properties style:font-name="Arial" fo:font-weight="bold" officeooo:rsid="00418e35" officeooo:paragraph-rsid="0050505d" style:font-weight-asian="bold" style:font-weight-complex="bold"/>
    </style:style>
    <style:style style:name="P65" style:family="paragraph" style:parent-style-name="Standard">
      <style:text-properties style:font-name="Arial" fo:font-weight="bold" officeooo:rsid="00418e35" officeooo:paragraph-rsid="0054b5fd" style:font-weight-asian="bold" style:font-weight-complex="bold"/>
    </style:style>
    <style:style style:name="P66" style:family="paragraph" style:parent-style-name="Standard" style:list-style-name="L6">
      <style:text-properties style:font-name="Arial" fo:font-weight="bold" officeooo:rsid="0044bc82" officeooo:paragraph-rsid="0044bc82" style:font-weight-asian="bold" style:font-weight-complex="bold"/>
    </style:style>
    <style:style style:name="P67" style:family="paragraph" style:parent-style-name="Standard" style:list-style-name="L3">
      <style:text-properties style:font-name="Arial" fo:font-weight="normal" officeooo:rsid="001435ed" officeooo:paragraph-rsid="003af598" style:font-weight-asian="normal" style:font-weight-complex="normal"/>
    </style:style>
    <style:style style:name="P68" style:family="paragraph" style:parent-style-name="Standard">
      <style:text-properties style:font-name="Arial" fo:font-weight="normal" officeooo:rsid="001435ed" officeooo:paragraph-rsid="00165fa5" style:font-weight-asian="normal" style:font-weight-complex="normal"/>
    </style:style>
    <style:style style:name="P69" style:family="paragraph" style:parent-style-name="Standard" style:list-style-name="L3">
      <style:text-properties style:font-name="Arial" fo:font-weight="normal" officeooo:rsid="0015ccb5" officeooo:paragraph-rsid="0015ccb5" style:font-weight-asian="normal" style:font-weight-complex="normal"/>
    </style:style>
    <style:style style:name="P70" style:family="paragraph" style:parent-style-name="Standard" style:list-style-name="L3">
      <style:text-properties style:font-name="Arial" fo:font-weight="normal" officeooo:rsid="0015ccb5" officeooo:paragraph-rsid="003af598" style:font-weight-asian="normal" style:font-weight-complex="normal"/>
    </style:style>
    <style:style style:name="P71" style:family="paragraph" style:parent-style-name="Standard" style:list-style-name="L3">
      <style:text-properties style:font-name="Arial" fo:font-weight="normal" officeooo:rsid="0019029c" officeooo:paragraph-rsid="003af598" style:font-weight-asian="normal" style:font-weight-complex="normal"/>
    </style:style>
    <style:style style:name="P72" style:family="paragraph" style:parent-style-name="Standard" style:list-style-name="L5">
      <style:text-properties style:font-name="Arial" fo:font-weight="normal" officeooo:rsid="001b846d" officeooo:paragraph-rsid="001b846d" style:font-weight-asian="normal" style:font-weight-complex="normal"/>
    </style:style>
    <style:style style:name="P73" style:family="paragraph" style:parent-style-name="Standard" style:list-style-name="L5">
      <style:text-properties style:font-name="Arial" fo:font-weight="normal" officeooo:rsid="0025521f" officeooo:paragraph-rsid="0025521f" style:font-weight-asian="normal" style:font-weight-complex="normal"/>
    </style:style>
    <style:style style:name="P74" style:family="paragraph" style:parent-style-name="Standard" style:list-style-name="L5">
      <style:text-properties fo:color="#ff3333" style:font-name="Arial" fo:font-weight="normal" officeooo:rsid="002c2d97" officeooo:paragraph-rsid="001b846d" style:font-weight-asian="normal" style:font-weight-complex="normal"/>
    </style:style>
    <style:style style:name="P75" style:family="paragraph" style:parent-style-name="Standard" style:list-style-name="L6">
      <style:text-properties fo:color="#ff3333" style:font-name="Arial" fo:font-weight="normal" officeooo:rsid="0050505d" officeooo:paragraph-rsid="0050505d" style:font-weight-asian="normal" style:font-weight-complex="normal"/>
    </style:style>
    <style:style style:name="P76" style:family="paragraph" style:parent-style-name="Standard" style:list-style-name="L6">
      <style:text-properties fo:color="#1c1c1c" style:font-name="Arial" fo:font-weight="normal" officeooo:rsid="004d2697" officeooo:paragraph-rsid="004d2697" fo:background-color="transparent" style:font-weight-asian="normal" style:font-weight-complex="normal"/>
    </style:style>
    <style:style style:name="P77" style:family="paragraph" style:parent-style-name="Standard" style:list-style-name="L6">
      <style:text-properties fo:color="#1c1c1c" style:font-name="Arial" fo:font-weight="normal" officeooo:rsid="004dbdaa" officeooo:paragraph-rsid="004dbdaa" fo:background-color="transparent" style:font-weight-asian="normal" style:font-weight-complex="normal"/>
    </style:style>
    <style:style style:name="P78" style:family="paragraph" style:parent-style-name="Standard" style:list-style-name="L6">
      <style:text-properties fo:color="#1c1c1c" style:font-name="Arial" fo:font-weight="normal" officeooo:rsid="004d2697" officeooo:paragraph-rsid="004dbdaa" style:font-weight-asian="normal" style:font-weight-complex="normal"/>
    </style:style>
    <style:style style:name="P79" style:family="paragraph" style:parent-style-name="Standard" style:list-style-name="L6">
      <style:text-properties fo:color="#1c1c1c" style:font-name="Arial" fo:font-weight="normal" officeooo:rsid="004d2697" officeooo:paragraph-rsid="004f9e10" style:font-weight-asian="normal" style:font-weight-complex="normal"/>
    </style:style>
    <style:style style:name="P80" style:family="paragraph" style:parent-style-name="Standard" style:list-style-name="L6">
      <style:text-properties fo:color="#1c1c1c" style:font-name="Arial" fo:font-weight="bold" officeooo:rsid="004d2697" officeooo:paragraph-rsid="004d2697" fo:background-color="transparent" style:font-weight-asian="bold" style:font-weight-complex="bold"/>
    </style:style>
    <style:style style:name="P81" style:family="paragraph" style:parent-style-name="Standard" style:list-style-name="L6">
      <style:text-properties fo:color="#009933" style:font-name="Arial" fo:font-weight="normal" officeooo:rsid="0049aa90" officeooo:paragraph-rsid="004f9e10" fo:background-color="transparent" style:font-weight-asian="normal" style:font-weight-complex="normal"/>
    </style:style>
    <style:style style:name="P82" style:family="paragraph" style:parent-style-name="Standard" style:list-style-name="L10">
      <style:text-properties officeooo:rsid="004ddab1" officeooo:paragraph-rsid="0051628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ccb5" style:font-weight-asian="normal" style:font-weight-complex="normal"/>
    </style:style>
    <style:style style:name="T3" style:family="text">
      <style:text-properties fo:font-weight="normal" officeooo:rsid="00165fa5" style:font-weight-asian="normal" style:font-weight-complex="normal"/>
    </style:style>
    <style:style style:name="T4" style:family="text">
      <style:text-properties fo:font-weight="normal" officeooo:rsid="0018010e" style:font-weight-asian="normal" style:font-weight-complex="normal"/>
    </style:style>
    <style:style style:name="T5" style:family="text">
      <style:text-properties fo:font-weight="normal" officeooo:rsid="00207c40" style:font-weight-asian="normal" style:font-weight-complex="normal"/>
    </style:style>
    <style:style style:name="T6" style:family="text">
      <style:text-properties fo:font-weight="normal" officeooo:rsid="00458987" style:font-weight-asian="normal" style:font-weight-complex="normal"/>
    </style:style>
    <style:style style:name="T7" style:family="text">
      <style:text-properties fo:font-weight="normal" officeooo:rsid="00463008" style:font-weight-asian="normal" style:font-weight-complex="normal"/>
    </style:style>
    <style:style style:name="T8" style:family="text">
      <style:text-properties fo:font-weight="normal" officeooo:rsid="00541f64" style:font-weight-asian="normal" style:font-weight-complex="normal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style:font-name="Arial" fo:font-weight="normal" officeooo:rsid="001435ed" style:font-weight-asian="normal" style:font-weight-complex="normal"/>
    </style:style>
    <style:style style:name="T11" style:family="text">
      <style:text-properties style:font-name="Arial" fo:font-weight="normal" officeooo:rsid="00238d64" style:font-weight-asian="normal" style:font-weight-complex="normal"/>
    </style:style>
    <style:style style:name="T12" style:family="text">
      <style:text-properties style:font-name="Arial" fo:font-weight="normal" officeooo:rsid="00165fa5" style:font-weight-asian="normal" style:font-weight-complex="normal"/>
    </style:style>
    <style:style style:name="T13" style:family="text">
      <style:text-properties style:font-name="Arial" fo:font-weight="normal" officeooo:rsid="0039fcf7" style:font-weight-asian="normal" style:font-weight-complex="normal"/>
    </style:style>
    <style:style style:name="T14" style:family="text">
      <style:text-properties style:font-name="Arial" fo:font-weight="normal" officeooo:rsid="00541f64" style:font-weight-asian="normal" style:font-weight-complex="normal"/>
    </style:style>
    <style:style style:name="T15" style:family="text">
      <style:text-properties officeooo:rsid="0018010e"/>
    </style:style>
    <style:style style:name="T16" style:family="text">
      <style:text-properties fo:font-style="italic" fo:font-weight="normal" officeooo:rsid="00238d64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420ef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8010e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41f64" style:font-style-asian="italic" style:font-weight-asian="normal" style:font-style-complex="italic" style:font-weight-complex="normal"/>
    </style:style>
    <style:style style:name="T20" style:family="text">
      <style:text-properties officeooo:rsid="00185a4b"/>
    </style:style>
    <style:style style:name="T21" style:family="text">
      <style:text-properties officeooo:rsid="001d26c8"/>
    </style:style>
    <style:style style:name="T22" style:family="text">
      <style:text-properties officeooo:rsid="00238d64"/>
    </style:style>
    <style:style style:name="T23" style:family="text">
      <style:text-properties officeooo:rsid="00254abf"/>
    </style:style>
    <style:style style:name="T24" style:family="text">
      <style:text-properties officeooo:rsid="002b0805"/>
    </style:style>
    <style:style style:name="T25" style:family="text">
      <style:text-properties officeooo:rsid="0034bb7f"/>
    </style:style>
    <style:style style:name="T26" style:family="text">
      <style:text-properties officeooo:rsid="003af598"/>
    </style:style>
    <style:style style:name="T27" style:family="text">
      <style:text-properties officeooo:rsid="003d185d"/>
    </style:style>
    <style:style style:name="T28" style:family="text">
      <style:text-properties fo:color="#009933" fo:font-weight="normal" officeooo:rsid="0049aa90" fo:background-color="transparent" loext:char-shading-value="0" style:font-weight-asian="normal" style:font-weight-complex="normal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4dbdaa" fo:background-color="transparent" loext:char-shading-value="0"/>
    </style:style>
    <style:style style:name="T31" style:family="text">
      <style:text-properties officeooo:rsid="004f9e10" fo:background-color="transparent" loext:char-shading-value="0"/>
    </style:style>
    <style:style style:name="T32" style:family="text">
      <style:text-properties officeooo:rsid="0050505d"/>
    </style:style>
    <style:style style:name="T33" style:family="text">
      <style:text-properties officeooo:rsid="0044e78d"/>
    </style:style>
    <style:style style:name="T34" style:family="text">
      <style:text-properties officeooo:rsid="00458987"/>
    </style:style>
    <style:style style:name="T35" style:family="text">
      <style:text-properties fo:color="#000000"/>
    </style:style>
    <style:style style:name="T36" style:family="text">
      <style:text-properties fo:color="#000000" style:font-name="Arial" style:text-underline-style="none" fo:font-weight="bold" officeooo:rsid="00458987" style:font-weight-asian="bold" style:font-weight-complex="bold"/>
    </style:style>
    <style:style style:name="T37" style:family="text">
      <style:text-properties fo:color="#000000" style:font-name="Arial" style:text-underline-style="none" fo:font-weight="normal" officeooo:rsid="00429eb0" style:font-weight-asian="normal" style:font-weight-complex="normal"/>
    </style:style>
    <style:style style:name="T38" style:family="text">
      <style:text-properties fo:color="#000000" style:font-name="Arial" style:text-underline-style="none" fo:font-weight="normal" officeooo:rsid="00458987" style:font-weight-asian="normal" style:font-weight-complex="normal"/>
    </style:style>
    <style:style style:name="T39" style:family="text">
      <style:text-properties fo:color="#000000" style:font-name="Arial" fo:font-weight="normal" style:font-weight-asian="normal" style:font-weight-complex="normal"/>
    </style:style>
    <style:style style:name="T40" style:family="text">
      <style:text-properties fo:color="#000000" style:font-name="Arial" fo:font-weight="normal" officeooo:rsid="004e025f" style:font-weight-asian="normal" style:font-weight-complex="normal"/>
    </style:style>
    <style:style style:name="T41" style:family="text">
      <style:text-properties fo:color="#000000" officeooo:rsid="0047f81c"/>
    </style:style>
    <style:style style:name="T42" style:family="text">
      <style:text-properties officeooo:rsid="003662ff"/>
    </style:style>
    <style:style style:name="T43" style:family="text">
      <style:text-properties officeooo:rsid="0049fe79"/>
    </style:style>
    <style:style style:name="T44" style:family="text">
      <style:text-properties officeooo:rsid="004ecdfd"/>
    </style:style>
    <style:style style:name="T45" style:family="text">
      <style:text-properties officeooo:rsid="0050e374"/>
    </style:style>
    <style:style style:name="T46" style:family="text">
      <style:text-properties officeooo:rsid="00549943"/>
    </style:style>
    <style:style style:name="T47" style:family="text">
      <style:text-properties officeooo:rsid="00541f64"/>
    </style:style>
    <style:style style:name="T48" style:family="text">
      <style:text-properties style:text-underline-style="none" officeooo:rsid="00549943"/>
    </style:style>
    <style:style style:name="T49" style:family="text">
      <style:text-properties officeooo:rsid="0054b5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TREAM 1 PROJECT</text:p>
      <text:p text:style-name="P18"/>
      <text:p text:style-name="P24"><text:span text:style-name="T35">This doc is to show the thought that has gone into the site design and the structured way in which the design/experience </text:span><text:span text:style-name="T41">and manual testing</text:span><text:span text:style-name="T35"> has been approached. </text:span><text:span text:style-name="T42">This may seem overkill for such a small site, but it serves as an illustration of awareness that a structured approach needs to be taken with Web Development projects, and demonstrate my ability to step through one of those approaches and apply it to a real life example.</text:span></text:p>
      <text:p text:style-name="P18"/>
      <text:p text:style-name="P20">Site:</text:p>
      <text:p text:style-name="P29">The idea behind this site was for it to be a portfolio site through which I could demonstrate competency in basic Web Development skills to a future employers, providing a contact form through which they could contact me. <text:span text:style-name="T43">The website</text:span> <text:span text:style-name="T47">also has another</text:span> purpose, being a piece of graded project work an as such I had to be aware that there were two distinct primary audiences it was addressing.</text:p>
      <text:p text:style-name="P18"/>
      <text:p text:style-name="P19">Users</text:p>
      <text:p text:style-name="P18"/>
      <text:p text:style-name="P28">ACTOR &amp; GOAL</text:p>
      <text:list xml:id="list1173320642645657923" text:style-name="L1">
        <text:list-item>
          <text:p text:style-name="P46"><text:span text:style-name="T36">Website Browser</text:span><text:span text:style-name="T37">: </text:span><text:span text:style-name="T38">Browses website looking at different pages and absorbing content</text:span></text:p>
        </text:list-item>
      </text:list>
      <text:p text:style-name="P31"/>
      <text:p text:style-name="P28">USER ROLE</text:p>
      <text:list xml:id="list3767838272130292685" text:style-name="L2">
        <text:list-item>
          <text:p text:style-name="P47">Potential Client:<text:span text:style-name="T1"> </text:span><text:span text:style-name="T6">Looks at site for quality of delivery and ease of use.</text:span></text:p>
        </text:list-item>
        <text:list-item>
          <text:p text:style-name="P47"><text:span text:style-name="T34">Exam Assessor</text:span>:<text:span text:style-name="T1"> </text:span><text:span text:style-name="T6">Assesses site against course grading criteria.</text:span></text:p>
        </text:list-item>
      </text:list>
      <text:p text:style-name="P26"/>
      <text:p text:style-name="P28">USER PROFILE</text:p>
      <text:list xml:id="list134056793691515" text:continue-numbering="true" text:style-name="L2">
        <text:list-item>
          <text:p text:style-name="P48">Users: <text:span text:style-name="T7">5-10</text:span><text:span text:style-name="T1"> </text:span><text:span text:style-name="T7">clients/assessors</text:span><text:span text:style-name="T1"> visit this website monthly</text:span></text:p>
        </text:list-item>
        <text:list-item>
          <text:p text:style-name="P48">Activities: <text:span text:style-name="T7">B</text:span><text:span text:style-name="T1">rowsing</text:span></text:p>
        </text:list-item>
        <text:list-item>
          <text:p text:style-name="P48">Computer Skills: <text:span text:style-name="T7">Moderate</text:span><text:span text:style-name="T1"> to expert</text:span></text:p>
        </text:list-item>
        <text:list-item>
          <text:p text:style-name="P48">Domain expertise: <text:span text:style-name="T7">T</text:span><text:span text:style-name="T1">ypical </text:span><text:span text:style-name="T7">users (clients/assessors) will have used websites before.</text:span></text:p>
        </text:list-item>
      </text:list>
      <text:p text:style-name="P26"/>
      <text:p text:style-name="P28">PERSONA</text:p>
      <text:p text:style-name="P30">Due to the limited scope of this site, specific personas have not been developed but this has been kept in to acknowledge that it is a part of the development process that should be considered.</text:p>
      <text:p text:style-name="P22"/>
      <text:p text:style-name="P45">User Experience</text:p>
      <text:p text:style-name="P4"/>
      <text:p text:style-name="P1">Strategy:</text:p>
      <text:p text:style-name="P6">Business/Website goals drive who is going to use it and where it is going to be used, it is this that develops strategy.</text:p>
      <text:p text:style-name="P6"/>
      <text:p text:style-name="P36">Website Goals:</text:p>
      <text:p text:style-name="P36"><text:span text:style-name="T1">To show my competency in developing a basis websites </text:span><text:span text:style-name="T3">to future employers</text:span></text:p>
      <text:p text:style-name="P40"/>
      <text:p text:style-name="P37"><text:span text:style-name="T3">T</text:span><text:span text:style-name="T1">o show my competency to the examination board </text:span><text:span text:style-name="T5">(via their marking criteria)</text:span><text:span text:style-name="T1">.</text:span></text:p>
      <text:p text:style-name="P38"/>
      <text:p text:style-name="P38">To show/explain good practice has been followed, <text:span text:style-name="T26">such as</text:span>:</text:p>
      <text:list xml:id="list3122005314591471978" text:style-name="L3">
        <text:list-item>
          <text:p text:style-name="P59">Design</text:p>
          <text:list>
            <text:list-item>
              <text:p text:style-name="P67">Garrets Elements of UX Stack</text:p>
            </text:list-item>
            <text:list-item>
              <text:p text:style-name="P58"><text:span text:style-name="T12">Usability Heuristics </text:span><text:span text:style-name="T13">(where applicable)</text:span></text:p>
            </text:list-item>
          </text:list>
          <text:p text:style-name="P69"/>
        </text:list-item>
        <text:list-item>
          <text:p text:style-name="P60">Coding:</text:p>
          <text:list>
            <text:list-item>
              <text:p text:style-name="P60"><text:span text:style-name="T1">W3C HTML/CSS </text:span><text:span text:style-name="T3">compliant</text:span></text:p>
            </text:list-item>
            <text:list-item>
              <text:p text:style-name="P71">Cross browser compatibility (HTML/CSS/JS)</text:p>
            </text:list-item>
            <text:list-item>
              <text:p text:style-name="P69">Semantic MarkUp</text:p>
            </text:list-item>
            <text:list-item>
              <text:p text:style-name="P69">Modular Coding</text:p>
            </text:list-item>
            <text:list-item>
              <text:p text:style-name="P70">Scripts at bottom of <text:span text:style-name="T27">b</text:span>ody</text:p>
            </text:list-item>
            <text:list-item>
              <text:p text:style-name="P70">External CSS/JS and JS in scripts folder </text:p>
            </text:list-item>
          </text:list>
        </text:list-item>
      </text:list>
      <text:p text:style-name="P39"/>
      <text:p text:style-name="P1"><text:span text:style-name="T1"><text:tab/>To showcase on</text:span><text:span text:style-name="T2">e</text:span><text:span text:style-name="T1"> of my interests </text:span><text:span text:style-name="T3">(scenic photography/video)</text:span></text:p>
      <text:p text:style-name="P8"/>
      <text:p text:style-name="P43"><text:span text:style-name="T15"><text:tab/>W</text:span>ho is going to be using it?</text:p>
      <text:p text:style-name="P9"><text:tab/>Exam board <text:span text:style-name="T21">(for Certificate)</text:span></text:p>
      <text:p text:style-name="P25"><text:span text:style-name="T9"><text:tab/>Prospective/</text:span><text:span text:style-name="T10">F</text:span><text:span text:style-name="T9">uture <text:s/></text:span><text:span text:style-name="T14">- F</text:span><text:span text:style-name="T9">ree portfolio build</text:span><text:span text:style-name="T14">ing opportunities</text:span><text:span text:style-name="T9"> (charities </text:span><text:span text:style-name="T14">or</text:span><text:span text:style-name="T9"> good causes)</text:span></text:p>
      <text:p text:style-name="P25"><text:span text:style-name="T9"><text:tab/>Prospective/</text:span><text:span text:style-name="T10">F</text:span><text:span text:style-name="T9">uture <text:s/></text:span><text:span text:style-name="T14">- </text:span><text:span text:style-name="T9">Employers</text:span></text:p>
      <text:p text:style-name="P68"><text:span text:style-name="T11"/></text:p>
      <text:p text:style-name="P43"><text:tab/>Where will it be used?</text:p>
      <text:list xml:id="list2393823385078059374" text:style-name="L4">
        <text:list-item>
          <text:p text:style-name="P61">Mobile phone<text:span text:style-name="T1"> –</text:span><text:span text:style-name="T18"> </text:span><text:span text:style-name="T19">Employers on the move and</text:span><text:span text:style-name="T16"> exam board for assessment purposes (i.e mobile friendly design).</text:span></text:p>
        </text:list-item>
        <text:list-item>
          <text:p text:style-name="P62">Tablet<text:span text:style-name="T1"> –</text:span><text:span text:style-name="T4"> </text:span><text:span text:style-name="T19">S</text:span><text:span text:style-name="T16">ome employers </text:span><text:span text:style-name="T17">might</text:span><text:span text:style-name="T16"> use tablets for profile/portfolio browsing, </text:span><text:span text:style-name="T17">e</text:span><text:span text:style-name="T16">xam board for assessment purposes (i.e tablet friendly design) </text:span><text:span text:style-name="T17">and potentially </text:span><text:span text:style-name="T16">charities </text:span><text:span text:style-name="T17">for portfolio review.</text:span></text:p>
        </text:list-item>
        <text:list-item>
          <text:p text:style-name="P61">Laptop/<text:span text:style-name="T22">Desktop</text:span><text:span text:style-name="T1"> –</text:span><text:span text:style-name="T4"> </text:span><text:span text:style-name="T16">Employers for profile/portfolio browsing, charities for portfolio review, exam board for assessment purposes, </text:span><text:span text:style-name="T17">possibly friends/family for home viewing.</text:span></text:p>
        </text:list-item>
      </text:list>
      <text:p text:style-name="P7"/>
      <text:p text:style-name="P2"><text:span text:style-name="T20">User task-centric </text:span>Scope:</text:p>
      <text:p text:style-name="P10">What tasks will the users wa<text:span text:style-name="T23">n</text:span>t to be able to do?</text:p>
      <text:list xml:id="list6201469776709204949" text:style-name="L5">
        <text:list-item>
          <text:p text:style-name="P72">Access social media links</text:p>
        </text:list-item>
        <text:list-item>
          <text:p text:style-name="P73">Contact me <text:span text:style-name="T26">through form</text:span></text:p>
        </text:list-item>
        <text:list-item>
          <text:p text:style-name="P72">Browse</text:p>
          <text:list>
            <text:list-item>
              <text:p text:style-name="P72">Navigate Site <text:span text:style-name="T25">(no need, too small for breadcrumb or site map)</text:span></text:p>
            </text:list-item>
            <text:list-item>
              <text:p text:style-name="P72">Browse Photos/<text:span text:style-name="T24">Videos</text:span></text:p>
              <text:list>
                <text:list-item>
                  <text:p text:style-name="P72">By location</text:p>
                </text:list-item>
              </text:list>
            </text:list-item>
          </text:list>
          <text:p text:style-name="P74"/>
        </text:list-item>
      </text:list>
      <text:p text:style-name="P12"/>
      <text:p text:style-name="P1"><text:soft-page-break/>Structure:</text:p>
      <text:p text:style-name="P13">The structure of the site was clear as it is of such small size.</text:p>
      <text:p text:style-name="P11"/>
      <text:p text:style-name="P1">Skeleton:</text:p>
      <text:p text:style-name="P14">The page skeletons were wire<text:span text:style-name="T47">-</text:span>framed <text:a xlink:type="simple" xlink:href="https://www.gliffy.com/go/html5/11867497" text:style-name="Internet_20_link" text:visited-style-name="Visited_20_Internet_20_Link"><text:span text:style-name="T48">i</text:span></text:a><text:span text:style-name="T46">n LibreOffice Impress.</text:span></text:p>
      <text:p text:style-name="P11"/>
      <text:p text:style-name="P1">Surface:</text:p>
      <text:p text:style-name="P13">This can be seen as you browse the site</text:p>
      <text:p text:style-name="P11"/>
      <text:p text:style-name="P23"/>
      <text:p text:style-name="P21"/>
      <text:p text:style-name="P21"/>
      <text:p text:style-name="P21"/>
      <text:p text:style-name="P44"><text:span text:style-name="T33">Manual </text:span>Testing</text:p>
      <text:p text:style-name="P16">This is an overview of the manual testing carried on the site.</text:p>
      <text:p text:style-name="P15"/>
      <text:p text:style-name="P3">Functionality Testing:</text:p>
      <text:list xml:id="list4197728346535533757" text:style-name="L6">
        <text:list-item>
          <text:p text:style-name="P63">Test the outgoing links from all the pages</text:p>
          <text:list>
            <text:list-item>
              <text:p text:style-name="P49">w3Schools link on home page, OU links to twitter, facebook and youtube</text:p>
            </text:list-item>
          </text:list>
        </text:list-item>
        <text:list-item>
          <text:p text:style-name="P57">Test all internal links.</text:p>
          <text:list>
            <text:list-item>
              <text:p text:style-name="P49"><text:span text:style-name="T45">M</text:span>enu links, each pages menu goes to the right page.</text:p>
            </text:list-item>
          </text:list>
        </text:list-item>
        <text:list-item>
          <text:p text:style-name="P66">Test photo viewer<text:span text:style-name="T28"><text:tab/></text:span></text:p>
          <text:list>
            <text:list-item>
              <text:p text:style-name="P76">Test that <text:span text:style-name="T44">the </text:span>user can’t select previous/next before selecting location</text:p>
            </text:list-item>
            <text:list-item>
              <text:p text:style-name="P76">Test that <text:span text:style-name="T44">the</text:span> photos for each location cycle round (no end of array issues)</text:p>
            </text:list-item>
            <text:list-item>
              <text:p text:style-name="P76">Test that <text:span text:style-name="T44">you </text:span>can stop half way through one photo gall<text:span text:style-name="T44">e</text:span>ry and view another</text:p>
            </text:list-item>
          </text:list>
        </text:list-item>
      </text:list>
      <text:p text:style-name="P34"/>
      <text:list xml:id="list134058182616460" text:continue-numbering="true" text:style-name="L6">
        <text:list-item>
          <text:p text:style-name="P80">Form</text:p>
          <text:list>
            <text:list-item>
              <text:p text:style-name="P77">Test the user can’t put in a single character in first/last name fields</text:p>
            </text:list-item>
            <text:list-item>
              <text:p text:style-name="P77">Test the user can’t put in a numeric within the first/last name fields</text:p>
            </text:list-item>
            <text:list-item>
              <text:p text:style-name="P78"><text:span text:style-name="T29">Test </text:span><text:span text:style-name="T30">the user can only enter a HTML5 validated email in email field</text:span></text:p>
            </text:list-item>
            <text:list-item>
              <text:p text:style-name="P78"><text:span text:style-name="T29">Test that user can’t </text:span><text:span text:style-name="T30">input a date before current date in start date field</text:span></text:p>
            </text:list-item>
            <text:list-item>
              <text:p text:style-name="P78"><text:span text:style-name="T29">Test that user can’t </text:span><text:span text:style-name="T30">input a day greater that 31 in start date field</text:span></text:p>
            </text:list-item>
            <text:list-item>
              <text:p text:style-name="P79"><text:span text:style-name="T29">Test that user can’t </text:span><text:span text:style-name="T30">input a day </text:span><text:span text:style-name="T31">less</text:span><text:span text:style-name="T30"> tha</text:span><text:span text:style-name="T31">n</text:span><text:span text:style-name="T30"> 1 in start date field</text:span></text:p>
            </text:list-item>
            <text:list-item>
              <text:p text:style-name="P79"><text:span text:style-name="T29">Test that user can’t </text:span><text:span text:style-name="T30">input a </text:span><text:span text:style-name="T31">month</text:span><text:span text:style-name="T30"> greater that </text:span><text:span text:style-name="T31">12</text:span><text:span text:style-name="T30"> in start date field</text:span></text:p>
            </text:list-item>
            <text:list-item>
              <text:p text:style-name="P79"><text:span text:style-name="T29">Test that user can’t </text:span><text:span text:style-name="T30">input a </text:span><text:span text:style-name="T31">month</text:span><text:span text:style-name="T30"> </text:span><text:span text:style-name="T31">less</text:span><text:span text:style-name="T30"> tha</text:span><text:span text:style-name="T31">n</text:span><text:span text:style-name="T30"> 1 in start date field</text:span></text:p>
            </text:list-item>
            <text:list-item>
              <text:p text:style-name="P79"><text:span text:style-name="T29">Test that user can’t </text:span><text:span text:style-name="T30">input a </text:span><text:span text:style-name="T31">year</text:span><text:span text:style-name="T30"> </text:span><text:span text:style-name="T31">greater </text:span><text:span text:style-name="T30">tha</text:span><text:span text:style-name="T31">n</text:span><text:span text:style-name="T30"> </text:span><text:span text:style-name="T31">2029 </text:span><text:span text:style-name="T30">in start date field</text:span></text:p>
              <text:list>
                <text:list-header>
                  <text:p text:style-name="P81"/>
                </text:list-header>
              </text:list>
            </text:list-item>
          </text:list>
        </text:list-item>
        <text:list-item>
          <text:p text:style-name="P64">Validating your HTML: <text:a xlink:type="simple" xlink:href="https://validator.w3.org/" text:style-name="Internet_20_link" text:visited-style-name="Visited_20_Internet_20_Link"><text:span text:style-name="T32">https://validator.w3.org/</text:span></text:a></text:p>
          <text:list>
            <text:list-header>
              <text:p text:style-name="P56"><text:span text:style-name="T49">All site pages have been successfully validated through the W3C validator.</text:span></text:p>
            </text:list-header>
          </text:list>
        </text:list-item>
      </text:list>
      <text:p text:style-name="P65"/>
      <text:p text:style-name="P32">Compatibility Testing:</text:p>
      <text:p text:style-name="P41">Browser compatibility</text:p>
      <text:list xml:id="list6992429598838889673" text:style-name="L7">
        <text:list-item>
          <text:list>
            <text:list-item>
              <text:p text:style-name="P50">Firefox</text:p>
            </text:list-item>
            <text:list-item>
              <text:p text:style-name="P50">Chrome</text:p>
            </text:list-item>
            <text:list-item>
              <text:p text:style-name="P50">IE</text:p>
            </text:list-item>
            <text:list-item>
              <text:p text:style-name="P51">Safari</text:p>
            </text:list-item>
          </text:list>
        </text:list-item>
      </text:list>
      <text:list xml:id="list5781059523483185277" text:style-name="L8">
        <text:list-header>
          <text:p text:style-name="P54"/>
          <text:p text:style-name="P54">Operating system compatibility</text:p>
          <text:list>
            <text:list-item>
              <text:p text:style-name="P52">Win10</text:p>
            </text:list-item>
            <text:list-item>
              <text:p text:style-name="P52">macOS</text:p>
            </text:list-item>
          </text:list>
        </text:list-header>
      </text:list>
      <text:p text:style-name="P27"/>
      <text:p text:style-name="P5">Responsiveness</text:p>
      <text:p text:style-name="P42">Physical Devices:</text:p>
      <text:list xml:id="list1773841015642103581" text:style-name="L9">
        <text:list-item>
          <text:list>
            <text:list-item>
              <text:p text:style-name="P53">Tablet (iPad and Android)</text:p>
            </text:list-item>
            <text:list-item>
              <text:p text:style-name="P53">Laptop (Windows)</text:p>
            </text:list-item>
            <text:list-item>
              <text:p text:style-name="P53">Desktop (macOS)</text:p>
            </text:list-item>
          </text:list>
        </text:list-item>
      </text:list>
      <text:p text:style-name="P33"/>
      <text:p text:style-name="P35"><text:span text:style-name="T39"><text:tab/>Software Simulations </text:span><text:span text:style-name="T40">(simulating an array of different device types/sizes)</text:span><text:span text:style-name="T39">:</text:span></text:p>
      <text:list xml:id="list5367185452282126342" text:style-name="L10">
        <text:list-item>
          <text:list>
            <text:list-item>
              <text:p text:style-name="P82"><text:span text:style-name="T39">Device Toolbar (Within Google Chrome’s </text:span><text:span text:style-name="T40">web </text:span><text:span text:style-name="T39">developer tools).</text:span></text:p>
            </text:list-item>
            <text:list-item>
              <text:p text:style-name="P55">Responsive Design Mode (Within FireFox web developer tools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9:08:09.140000000</meta:creation-date>
    <meta:generator>LibreOffice/5.2.5.1$Windows_x86 LibreOffice_project/0312e1a284a7d50ca85a365c316c7abbf20a4d22</meta:generator>
    <dc:date>2018-01-29T13:40:56.392000000</dc:date>
    <meta:editing-duration>PT8H7M57S</meta:editing-duration>
    <meta:editing-cycles>60</meta:editing-cycles>
    <meta:document-statistic meta:table-count="0" meta:image-count="0" meta:object-count="0" meta:page-count="4" meta:paragraph-count="101" meta:word-count="853" meta:character-count="4931" meta:non-whitespace-character-count="4223"/>
  </office:meta>
</office:document-meta>
</file>